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cm" style:rel-column-width="7708*"/>
    </style:style>
    <style:style style:name="Table1.B" style:family="table-column">
      <style:table-column-properties style:column-width="3cm" style:rel-column-width="11565*"/>
    </style:style>
    <style:style style:name="Table1.C" style:family="table-column">
      <style:table-column-properties style:column-width="6.001cm" style:rel-column-width="23130*"/>
    </style:style>
    <style:style style:name="Table1.D" style:family="table-column">
      <style:table-column-properties style:column-width="6.001cm" style:rel-column-width="2313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P16" style:family="paragraph" style:parent-style-name="Standard" style:list-style-name="L1">
      <style:text-properties fo:color="#000000" loext:opacity="100%" officeooo:rsid="0024b666" officeooo:paragraph-rsid="0024b666"/>
    </style:style>
    <style:style style:name="P17" style:family="paragraph" style:parent-style-name="Standard" style:list-style-name="L1">
      <style:text-properties fo:color="#000000" loext:opacity="100%" officeooo:rsid="0025216b" officeooo:paragraph-rsid="0025216b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537752850720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1537752853600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1217219053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6">Making text hyper with linking</text:p>
              </text:list-item>
              <text:list-item>
                <text:p text:style-name="P17">Displaying Images</text:p>
              </text:list-item>
              <text:list-item>
                <text:p text:style-name="P17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15377528593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5377528599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53775286166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5377528602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5377528605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5377528613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53775286224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5377528769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5377528757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5377528731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5377528743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53775287116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53775287606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153775286339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13:19:37.525000000</dc:date>
    <meta:editing-duration>PT5H40M21S</meta:editing-duration>
    <meta:editing-cycles>15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21" meta:word-count="96" meta:character-count="581" meta:non-whitespace-character-count="518"/>
  </office:meta>
</office:document-meta>
</file>